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P2" style:family="paragraph" style:parent-style-name="Standard" style:list-style-name="">
      <style:paragraph-properties style:text-autospace="none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1pt" fo:language="de" fo:country="DE" style:font-name-asian="Courier New" style:font-size-asian="11pt" style:font-name-complex="Courier New" style:font-size-complex="11pt"/>
    </style:style>
    <style:style style:name="T3" style:family="text">
      <style:text-properties fo:font-size="11pt"/>
    </style:style>
    <style:style style:name="T4" style:family="text">
      <style:text-properties fo:language="de" fo:country="DE"/>
    </style:style>
    <style:style style:name="T5" style:family="text">
      <style:text-properties style:font-name-asian="Courier New"/>
    </style:style>
    <style:style style:name="T6" style:family="text">
      <style:text-properties style:font-size-asian="11pt"/>
    </style:style>
    <style:style style:name="T7" style:family="text">
      <style:text-properties style:font-name-complex="Courier New"/>
    </style:style>
    <style:style style:name="T8" style:family="text">
      <style:text-properties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Merker<text:tab/><text:tab/></text:p>
      <text:p text:style-name="P1"><text:tab/>M0.0<text:tab/>P0<text:tab/></text:p>
      <text:p text:style-name="P1"><text:tab/>M0.1<text:tab/>P1<text:tab/></text:p>
      <text:p text:style-name="P1"><text:tab/>M0.2<text:tab/>P2<text:tab/></text:p>
      <text:p text:style-name="P1"><text:tab/>M0.3<text:tab/>P3<text:tab/></text:p>
      <text:p text:style-name="P1"><text:tab/>M0.4<text:tab/>P4<text:tab/></text:p>
      <text:p text:style-name="P1"><text:tab/>M0.5<text:tab/>P5<text:tab/></text:p>
      <text:p text:style-name="P1"><text:tab/>M0.6<text:tab/>P6<text:tab/></text:p>
      <text:p text:style-name="P1"><text:tab/>M0.7<text:tab/>P_RUNNING<text:tab/> <text:s text:c="3"/></text:p>
      <text:p text:style-name="P1"><text:tab/><text:tab/><text:tab/></text:p>
      <text:p text:style-name="P1"><text:tab/>M1.0<text:tab/>P3_0_PRE<text:tab/></text:p>
      <text:p text:style-name="P1"><text:tab/>M1.1<text:tab/>P3_1_STARTING<text:tab/></text:p>
      <text:p text:style-name="P1"><text:tab/>M1.2<text:tab/>P3_2_RUNNING<text:tab/></text:p>
      <text:p text:style-name="P1"><text:tab/>M1.3<text:tab/>P3_3_STOPPING<text:tab/></text:p>
      <text:p text:style-name="P1"><text:tab/>M1.4<text:tab/>P3_4_POST<text:tab/></text:p>
      <text:p text:style-name="P1"><text:tab/>M1.5<text:tab/>P3_5_END<text:tab/></text:p>
      <text:p text:style-name="P1"><text:tab/>M1.6<text:tab/>P_R_ERROR<text:tab/></text:p>
      <text:p text:style-name="P1"><text:tab/>M1.7<text:tab/>P_RESET<text:tab/></text:p>
      <text:p text:style-name="P1"><text:tab/><text:tab/><text:tab/></text:p>
      <text:p text:style-name="P1"><text:tab/>M2.0<text:tab/>KOMP0_SIG <text:s/><text:tab/> <text:s text:c="3"/></text:p>
      <text:p text:style-name="P1"><text:tab/>M2.1<text:tab/>KOMP1_SIG<text:tab/> <text:s text:c="2"/></text:p>
      <text:p text:style-name="P1"><text:tab/>M2.2<text:tab/>KOMP2_SIG<text:tab/> <text:s text:c="2"/></text:p>
      <text:p text:style-name="P1"><text:tab/>M2.3<text:tab/>KOMP3_SIG<text:tab/> <text:s text:c="2"/></text:p>
      <text:p text:style-name="P1"><text:tab/>M2.4<text:tab/>KOMP4_SIG<text:tab/> <text:s text:c="2"/></text:p>
      <text:p text:style-name="P1"><text:tab/>M2.5<text:tab/>KOMP5_SIG<text:tab/></text:p>
      <text:p text:style-name="P1"><text:tab/>M2.6<text:tab/>Px_STOPPING<text:tab/> <text:s text:c="2"/></text:p>
      <text:p text:style-name="P1"><text:tab/><text:tab/><text:tab/></text:p>
      <text:p text:style-name="P1"><text:tab/><text:tab/><text:tab/></text:p>
      <text:p text:style-name="P1"><text:tab/>M3.0<text:tab/>KOMP0Akt<text:tab/></text:p>
      <text:p text:style-name="P1"><text:tab/>M3.1<text:tab/>KOMP1Akt<text:tab/></text:p>
      <text:p text:style-name="P1"><text:tab/>M3.2<text:tab/>KOMP2Akt<text:tab/></text:p>
      <text:p text:style-name="P1"><text:tab/>M3.3<text:tab/>KOMP3Akt<text:tab/></text:p>
      <text:p text:style-name="P1"><text:tab/>M3.4<text:tab/>KOMP4Akt<text:tab/></text:p>
      <text:p text:style-name="P1"><text:tab/>M3.5<text:tab/>KOMP5Akt<text:tab/></text:p>
      <text:p text:style-name="P1"><text:tab/>M3.6<text:tab/>KOMPxAkt<text:tab/></text:p>
      <text:p text:style-name="P1"><text:tab/><text:tab/><text:tab/></text:p>
      <text:p text:style-name="P1"><text:tab/>M4.0<text:tab/>M_MUEHLE<text:tab/></text:p>
      <text:p text:style-name="P1"><text:tab/>M4.1<text:tab/>M_MISCHER<text:tab/></text:p>
      <text:p text:style-name="P1"><text:tab/>M4.2<text:tab/>M_Sch_Mischer<text:tab/></text:p>
      <text:p text:style-name="P1"><text:tab/>M4.3<text:tab/>M_Z1<text:tab/></text:p>
      <text:p text:style-name="P1"><text:tab/>M4.4<text:tab/>M_Z2<text:tab/></text:p>
      <text:p text:style-name="P1"><text:tab/>M4.5<text:tab/>M_Z3<text:tab/></text:p>
      <text:p text:style-name="P1"><text:tab/>M4.6<text:tab/>M_Z4<text:tab/></text:p>
      <text:p text:style-name="P1"><text:tab/>M4.7<text:tab/>M_Zubringer<text:tab/></text:p>
      <text:p text:style-name="P1"><text:tab/><text:tab/><text:tab/></text:p>
      <text:p text:style-name="P1"><text:tab/>M5.0<text:tab/>M_Z5<text:tab/></text:p>
      <text:p text:style-name="P1"><text:tab/>M5.1<text:tab/>M_FREQ_UMRICHER<text:tab/></text:p>
      <text:p text:style-name="P1"><text:tab/>M5.2<text:tab/>M_MISCHER_RUNNING<text:tab/></text:p>
      <text:p text:style-name="P1"><text:tab/>M5.3<text:tab/>M_MISCHER_INC<text:tab/></text:p>
      <text:p text:style-name="P1"><text:tab/>M5.4<text:tab/>M_MISCHER_SET<text:tab/></text:p>
      <text:p text:style-name="P1"><text:tab/>M5.5<text:tab/>M_MISCHER_MANUEL<text:tab/></text:p>
      <text:p text:style-name="P1"><text:tab/>M5.6<text:tab/>M_MISCHER_INC_TIMER<text:tab/> <text:s text:c="3"/></text:p>
      <text:p text:style-name="P1"><text:tab/>M5.7<text:tab/>M_KOMP_TIMER_SIG<text:tab/> <text:s text:c="19"/></text:p>
      <text:p text:style-name="P1"><text:tab/><text:tab/><text:tab/></text:p>
      <text:p text:style-name="P1"><text:tab/>M6.0<text:tab/>M_KOMP0_SEL <text:s/><text:tab/> <text:s text:c="5"/></text:p>
      <text:p text:style-name="P1"><text:tab/>M6.1<text:tab/>M_KOMP1_SEL<text:tab/> <text:s text:c="3"/></text:p>
      <text:p text:style-name="P1"><text:tab/>M6.2<text:tab/>M_KOMP2_SEL<text:tab/> <text:s text:c="4"/></text:p>
      <text:p text:style-name="P1"><text:tab/>M6.3<text:tab/>M_KOMP3_SEL<text:tab/> <text:s text:c="4"/></text:p>
      <text:p text:style-name="P1"><text:tab/>M6.4<text:tab/>M_KOMP4_SEL<text:tab/> <text:s text:c="4"/></text:p>
      <text:p text:style-name="P1"><text:tab/>M6.5<text:tab/>M_KOMP5_SEL<text:tab/></text:p>
      <text:p text:style-name="P1"><text:tab/>M6.6<text:tab/>M_KOMP_SIG<text:tab/></text:p>
      <text:p text:style-name="P1"><text:tab/>M6.7<text:tab/>M_KOMP_SIG_WRONG<text:tab/></text:p>
      <text:p text:style-name="P1"><text:tab/><text:tab/><text:tab/></text:p>
      <text:p text:style-name="P1">;M7 Zähler für Mischer timer</text:p>
      <text:p text:style-name="P1"><text:tab/>M7.0<text:tab/>M_MISCHER_T_1<text:tab/></text:p>
      <text:p text:style-name="P1"><text:tab/>M7.1<text:tab/>M_MISCHER_T_2<text:tab/></text:p>
      <text:p text:style-name="P1"><text:tab/>M7.2<text:tab/>M_MISCHER_T_4<text:tab/></text:p>
      <text:p text:style-name="P1"><text:tab/><text:tab/><text:tab/><text:tab/><text:tab/></text:p>
      <text:p text:style-name="P1"><text:tab/>M9.0<text:tab/>M_MAX_TICK<text:tab/></text:p>
      <text:p text:style-name="P1"><text:tab/>M9.1<text:tab/>M_MAXT_RUN<text:tab/></text:p>
      <text:p text:style-name="P1"><text:tab/>M9.2<text:tab/>M_SOJA_RUNNING<text:tab/> <text:s text:c="3"/></text:p>
      <text:p text:style-name="P1"><text:tab/>M9.3<text:tab/>M_SOJA_POWER<text:tab/></text:p>
      <text:p text:style-name="P1"><text:tab/>M9.4<text:tab/>M_KOMP_MAX_TICK<text:tab/></text:p>
      <text:p text:style-name="P1"><text:tab/>M9.5<text:tab/>M_KOMP_MAXT_RUN<text:tab/></text:p>
      <text:p text:style-name="P1"><text:tab/><text:tab/><text:tab/></text:p>
      <text:p text:style-name="P1"><text:tab/><text:tab/></text:p>
      <text:p text:style-name="P1"><text:tab/>T0<text:tab/>T_P1<text:tab/></text:p>
      <text:p text:style-name="P1"><text:tab/>T1<text:tab/>T_P2<text:tab/></text:p>
      <text:p text:style-name="P1"><text:tab/>T3<text:tab/>T_KOMP_DELAY<text:tab/> <text:s text:c="5"/></text:p>
      <text:p text:style-name="P1"><text:tab/>T4<text:tab/>T_P4<text:tab/></text:p>
      <text:p text:style-name="P1"><text:tab/>T5<text:tab/>T_P5<text:tab/></text:p>
      <text:p text:style-name="P1"><text:tab/>T6<text:tab/>T_P6<text:tab/> <text:s text:c="2"/></text:p>
      <text:p text:style-name="P1"><text:tab/>T7<text:tab/>T_P30_PRE<text:tab/></text:p>
      <text:p text:style-name="P1"><text:tab/>T8<text:tab/>T_P31_STARTING<text:tab/></text:p>
      <text:p text:style-name="P1"><text:tab/>T9<text:tab/>T_KOMP_MAX_TIME<text:tab/> <text:s text:c="8"/></text:p>
      <text:p text:style-name="P1"><text:tab/>T10<text:tab/>T_P33_STOPPING<text:tab/></text:p>
      <text:p text:style-name="P1"><text:tab/>T11<text:tab/>T_P34_POST<text:tab/></text:p>
      <text:p text:style-name="P1"><text:tab/>T12<text:tab/>T_MAX_TIME<text:tab/></text:p>
      <text:p text:style-name="P1"><text:tab/>T13<text:tab/>T_MISCHER<text:tab/></text:p>
      <text:p text:style-name="P1"><text:tab/>T14<text:tab/>T_SOJA<text:tab/></text:p>
      <text:p text:style-name="P1"><text:tab/>T15<text:tab/>T_UEBERWACHUNG<text:tab/></text:p>
      <text:p text:style-name="P1"><text:tab/><text:tab/><text:tab/></text:p>
      <text:p text:style-name="P1"><text:tab/>Z1<text:tab/>Z_MISCHER<text:tab/></text:p>
      <text:p text:style-name="P1"><text:tab/>Z2<text:tab/>Z_MAX_TIME<text:tab/></text:p>
      <text:p text:style-name="P1"><text:tab/>Z3<text:tab/>Z_KOMP_MAX_TIME<text:tab/></text:p>
      <text:p text:style-name="P1"/>
      <text:p text:style-name="P1">;Signaleingänge Waage</text:p>
      <text:p text:style-name="P1"><text:tab/>E0.0<text:tab/>E_KOMP0VM<text:tab/> </text:p>
      <text:p text:style-name="P1"><text:tab/>E0.1<text:tab/>E_KOMP0V<text:tab/> <text:s/></text:p>
      <text:p text:style-name="P1"><text:tab/>E0.2<text:tab/>E_KOMP1V<text:tab/> <text:s/></text:p>
      <text:p text:style-name="P1"><text:tab/>E0.3<text:tab/>E_KOMP2V<text:tab/> <text:s/></text:p>
      <text:p text:style-name="P1"><text:tab/>E0.4<text:tab/>E_KOMP3V<text:tab/> <text:s/></text:p>
      <text:p text:style-name="P1"><text:tab/>E0.5<text:tab/>E_KOMP4V<text:tab/> <text:s/></text:p>
      <text:p text:style-name="P1"><text:tab/>E0.6<text:tab/>E_KOMP5V<text:tab/></text:p>
      <text:p text:style-name="P1"><text:tab/>E0.7<text:tab/>E_NOT_AUS<text:tab/></text:p>
      <text:p text:style-name="P1"><text:tab/><text:tab/><text:tab/></text:p>
      <text:p text:style-name="P1">;Überwachungseingänge</text:p>
      <text:p text:style-name="P1"><text:tab/>E1.0<text:tab/>R_MUEHLE<text:tab/></text:p>
      <text:p text:style-name="P1"><text:tab/>E1.1<text:tab/>R_MISCHER<text:tab/></text:p>
      <text:p text:style-name="P1"><text:tab/>E1.2<text:tab/>R_SCH_MISCHER<text:tab/></text:p>
      <text:p text:style-name="P1"><text:tab/>E1.3<text:tab/>R_K1<text:tab/></text:p>
      <text:p text:style-name="P1"><text:tab/>E1.4<text:tab/>R_K2<text:tab/></text:p>
      <text:p text:style-name="P1"><text:tab/>E1.5<text:tab/>R_K3<text:tab/></text:p>
      <text:p text:style-name="P1"><text:tab/>E1.6<text:tab/>R_K4<text:tab/></text:p>
      <text:p text:style-name="P1"><text:tab/>E1.7<text:tab/>R_SCHNECKE<text:tab/></text:p>
      <text:p text:style-name="P1"><text:tab/><text:tab/><text:tab/></text:p>
      <text:p text:style-name="P1"><text:soft-page-break/><text:tab/></text:p>
      <text:p text:style-name="P1">; Ein/Aus Schalter Programm/Mischer</text:p>
      <text:p text:style-name="P1"><text:tab/>E2.0<text:tab/>E_P_START<text:tab/> <text:s text:c="2"/></text:p>
      <text:p text:style-name="P1"><text:tab/>E2.1<text:tab/>E_P_START2<text:tab/> <text:s text:c="2"/></text:p>
      <text:p text:style-name="P1"><text:tab/>E2.2<text:tab/>E_P_STOP<text:tab/> <text:s text:c="2"/></text:p>
      <text:p text:style-name="P1"><text:tab/>E2.3<text:tab/>E_P_STOP2<text:tab/> <text:s text:c="2"/></text:p>
      <text:p text:style-name="P1"><text:tab/>E2.4<text:tab/>E_M_START<text:tab/> <text:s text:c="2"/></text:p>
      <text:p text:style-name="P1"><text:tab/>E2.5<text:tab/>E_M_START2<text:tab/> <text:s text:c="2"/></text:p>
      <text:p text:style-name="P1"><text:tab/>E2.6<text:tab/>E_M_STOP<text:tab/> <text:s text:c="2"/></text:p>
      <text:p text:style-name="P1"><text:tab/>E2.7<text:tab/>E_M_STOP2<text:tab/> <text:s text:c="2"/></text:p>
      <text:p text:style-name="P1"><text:tab/><text:tab/><text:tab/></text:p>
      <text:p text:style-name="P1"><text:tab/><text:tab/><text:tab/></text:p>
      <text:p text:style-name="P1">; Komponenten Eingänge (aktiv)</text:p>
      <text:p text:style-name="P1"><text:tab/>E3.0<text:tab/>E_KOMP1_SEL<text:tab/> </text:p>
      <text:p text:style-name="P1"><text:tab/>E3.1<text:tab/>E_KOMP2_SEL<text:tab/> </text:p>
      <text:p text:style-name="P1"><text:tab/>E3.2<text:tab/>E_KOMP3_SEL<text:tab/> </text:p>
      <text:p text:style-name="P1"><text:tab/>E3.3<text:tab/>E_KOMP4_SEL<text:tab/> </text:p>
      <text:p text:style-name="P1"><text:tab/>E3.4<text:tab/>E_KOMP5_SEL<text:tab/></text:p>
      <text:p text:style-name="P1"><text:tab/>E3.5<text:tab/>E_SOJA_AN<text:tab/></text:p>
      <text:p text:style-name="P1"><text:tab/>E3.6<text:tab/>E_SOJA_AUS<text:tab/></text:p>
      <text:p text:style-name="P1"><text:tab/>E3.7<text:tab/>E_MISCHER_T1_SEL<text:tab/></text:p>
      <text:p text:style-name="P1"/>
      <text:p text:style-name="P1">;Weitere Eingänge<text:tab/><text:tab/><text:tab/></text:p>
      <text:p text:style-name="P1"><text:tab/>E7.0<text:tab/>E_SI_WAAGE<text:tab/></text:p>
      <text:p text:style-name="P1"><text:tab/>E7.1<text:tab/>E_SOJA_VOLLMELDER<text:tab/><text:tab/><text:tab/><text:tab/></text:p>
      <text:p text:style-name="P1"><text:tab/><text:tab/><text:tab/></text:p>
      <text:p text:style-name="P1"><text:tab/><text:tab/><text:tab/></text:p>
      <text:p text:style-name="P1">;Ausgänge</text:p>
      <text:p text:style-name="P1"><text:tab/>A4.0<text:tab/>A_MUEHLE<text:tab/> <text:s text:c="3"/></text:p>
      <text:p text:style-name="P1"><text:tab/>A4.1<text:tab/>A_MISCHER<text:tab/></text:p>
      <text:p text:style-name="P1"><text:tab/>A4.2<text:tab/>A_Sch_Mischer<text:tab/></text:p>
      <text:p text:style-name="P1"><text:tab/>A4.3<text:tab/>A_Z1<text:tab/></text:p>
      <text:p text:style-name="P1"><text:tab/>A4.4<text:tab/>A_Z2<text:tab/></text:p>
      <text:p text:style-name="P1"><text:tab/>A4.5<text:tab/>A_Z3<text:tab/></text:p>
      <text:p text:style-name="P1"><text:tab/>A4.6<text:tab/>A_Z4<text:tab/></text:p>
      <text:p text:style-name="P1"><text:tab/>A4.7<text:tab/>A_Zubringer<text:tab/></text:p>
      <text:p text:style-name="P1"><text:tab/><text:tab/><text:tab/></text:p>
      <text:p text:style-name="P1"><text:tab/>A5.0<text:tab/>LED_MUEHLE<text:tab/></text:p>
      <text:p text:style-name="P1"><text:tab/>A5.1<text:tab/>LED_MISCHER<text:tab/></text:p>
      <text:p text:style-name="P1"><text:tab/>A5.2<text:tab/>LED_ERROR<text:tab/></text:p>
      <text:p text:style-name="P1"><text:tab/><text:tab/><text:tab/></text:p>
      <text:p text:style-name="P1"><text:tab/>A5.4<text:tab/>FREQ_UMRICHER<text:tab/></text:p>
      <text:p text:style-name="P1"><text:tab/>A5.5<text:tab/>A_Z5<text:tab/></text:p>
      <text:p text:style-name="P1"><text:tab/>A5.6<text:tab/>A_SOJA<text:tab/></text:p>
      <text:p text:style-name="P1"><text:tab/><text:tab/><text:tab/></text:p>
      <text:p text:style-name="P1"><text:tab/>A6.0<text:tab/>A_MISCHER_LED1<text:tab/></text:p>
      <text:p text:style-name="P1"><text:tab/>A6.1<text:tab/>A_MISCHER_LED2<text:tab/></text:p>
      <text:p text:style-name="P1"><text:tab/>A6.2<text:tab/>A_MISCHER_LED3<text:tab/></text:p>
      <text:p text:style-name="P1"><text:tab/>A6.3<text:tab/>A_MISCHER_LED4<text:tab/></text:p>
      <text:p text:style-name="P1"><text:tab/>A6.4<text:tab/>A_MISCHER_LED5<text:tab/></text:p>
      <text:p text:style-name="P1"><text:tab/><text:tab/><text:tab/></text:p>
      <text:p text:style-name="P1"/>
      <text:p text:style-name="P1"><text:tab/><text:tab/><text:tab/></text:p>
      <text:p text:style-name="P1"><text:tab/><text:tab/><text:tab/></text:p>
      <text:p text:style-name="P1"><text:tab/><text:tab/><text:tab/></text:p>
      <text:p text:style-name="P1"><text:tab/><text:tab/><text:tab/></text:p>
      <text:p text:style-name="P1"><text:tab/><text:tab/><text:tab/></text:p>
      <text:p text:style-name="P1"><text:tab/><text:tab/><text:tab/></text:p>
      <text:p text:style-name="P1"><text:tab/><text:tab/><text:tab/></text:p>
      <text:p text:style-name="P1"><text:tab/><text:tab/><text:tab/></text:p>
      <text:p text:style-name="P1"/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as Füller</meta:initial-creator>
    <meta:creation-date>2010-03-26T20:42:36.40</meta:creation-date>
    <meta:document-statistic meta:table-count="0" meta:image-count="0" meta:object-count="0" meta:page-count="2" meta:paragraph-count="173" meta:word-count="288" meta:character-count="2579"/>
    <dc:date>2010-03-26T20:48:05.83</dc:date>
    <dc:creator>Matthias Füller</dc:creator>
    <meta:editing-duration>PT00H05M30S</meta:editing-duration>
    <meta:editing-cycles>1</meta:editing-cycles>
    <meta:generator>OpenOffice.org/3.2$Win32 OpenOffice.org_project/320m12$Build-9483</meta:generator>
  </office:meta>
</office:document-meta>
</file>